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CD9A6BD8C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4ae" officeooo:paragraph-rsid="0014e4ae"/>
    </style:style>
    <style:style style:name="P2" style:family="paragraph" style:parent-style-name="Standard">
      <style:text-properties fo:font-style="italic" officeooo:rsid="0014e4ae" officeooo:paragraph-rsid="0014e4ae" style:font-style-asian="italic" style:font-style-complex="italic"/>
    </style:style>
    <style:style style:name="P3" style:family="paragraph" style:parent-style-name="Standard">
      <style:paragraph-properties fo:break-before="page"/>
      <style:text-properties officeooo:rsid="0014e4ae" officeooo:paragraph-rsid="0014e4ae"/>
    </style:style>
    <style:style style:name="P4" style:family="paragraph" style:parent-style-name="Standard">
      <style:text-properties officeooo:rsid="0014e4ae" officeooo:paragraph-rsid="0014e4ae"/>
    </style:style>
    <style:style style:name="T1" style:family="text">
      <style:text-properties officeooo:rsid="001880d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<text:span text:style-name="T1">05</text:span>0000</text:p>
      <text:p text:style-name="P1"/>
      <text:p text:style-name="P1">ε =</text:p>
      <text:p text:style-name="P1"><text:s text:c="3"/>1.0000e-10</text:p>
      <text:p text:style-name="P1"/>
      <text:p text:style-name="P1">Начальное возмущение =</text:p>
      <text:p text:style-name="P1"><draw:frame draw:style-name="fr1" draw:name="Image1" text:anchor-type="paragraph" svg:y="0.2547in" svg:width="6.9252in" svg:height="5.2638in" draw:z-index="0"><draw:image xlink:href="Pictures/1000000000000500000003CD9A6BD8CD.png" xlink:type="simple" xlink:show="embed" xlink:actuate="onLoad"/></draw:frame>0.1 * sin(2 * pi * 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2-27T02:26:33.966315311</meta:creation-date>
    <dc:date>2017-04-10T00:33:33.662383439</dc:date>
    <meta:editing-duration>PT4M52S</meta:editing-duration>
    <meta:editing-cycles>8</meta:editing-cycles>
    <meta:generator>LibreOffice/4.3.3.2$Linux_x86 LibreOffice_project/430m0$Build-2</meta:generator>
    <meta:document-statistic meta:table-count="0" meta:image-count="1" meta:object-count="0" meta:page-count="1" meta:paragraph-count="18" meta:word-count="108" meta:character-count="736" meta:non-whitespace-character-count="642"/>
  </office:meta>
</office:document-meta>
</file>